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Default_20_Landscape">
      <style:table-properties style:width="25.7cm" style:page-number="0" fo:break-before="page" table:align="margins" style:writing-mode="lr-tb"/>
    </style:style>
    <style:style style:name="Table3.A" style:family="table-column">
      <style:table-column-properties style:column-width="3.584cm" style:rel-column-width="9139*"/>
    </style:style>
    <style:style style:name="Table3.B" style:family="table-column">
      <style:table-column-properties style:column-width="4.979cm" style:rel-column-width="12699*"/>
    </style:style>
    <style:style style:name="Table3.C" style:family="table-column">
      <style:table-column-properties style:column-width="3.709cm" style:rel-column-width="9461*"/>
    </style:style>
    <style:style style:name="Table3.D" style:family="table-column">
      <style:table-column-properties style:column-width="3.224cm" style:rel-column-width="8221*"/>
    </style:style>
    <style:style style:name="Table3.E" style:family="table-column">
      <style:table-column-properties style:column-width="5.914cm" style:rel-column-width="15082*"/>
    </style:style>
    <style:style style:name="Table3.F" style:family="table-column">
      <style:table-column-properties style:column-width="4.288cm" style:rel-column-width="10933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F1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background-color="transparent"/>
    </style:style>
    <style:style style:name="P3" style:family="paragraph" style:parent-style-name="Text_20_body">
      <style:text-properties fo:background-color="transparen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ext_20_body">Company/Product</text:p>
          </table:table-cell>
          <table:table-cell table:style-name="Table3.A1" office:value-type="string">
            <text:p text:style-name="Text_20_body">Link</text:p>
          </table:table-cell>
          <table:table-cell table:style-name="Table3.A1" office:value-type="string">
            <text:p text:style-name="Text_20_body">Sample Picture</text:p>
          </table:table-cell>
          <table:table-cell table:style-name="Table3.A1" office:value-type="string">
            <text:p text:style-name="Text_20_body">Price</text:p>
          </table:table-cell>
          <table:table-cell table:style-name="Table3.A1" office:value-type="string">
            <text:p text:style-name="Text_20_body">features</text:p>
          </table:table-cell>
          <table:table-cell table:style-name="Table3.F1" office:value-type="string">
            <text:p text:style-name="Text_20_body">Comment</text:p>
          </table:table-cell>
        </table:table-row>
        <table:table-row table:style-name="Table3.1">
          <table:table-cell table:style-name="Table3.A2" office:value-type="string">
            <text:p text:style-name="Text_20_body">Honeywell,</text:p>
            <text:p text:style-name="Text_20_body">DRM™4000 Dead Reckoning Module</text:p>
          </table:table-cell>
          <table:table-cell table:style-name="Table3.A2" office:value-type="string">
            <text:p text:style-name="Text_20_body"><text:a xlink:type="simple" xlink:href="http://www.magneticsensors.com/datasheets/DRM4000.pdf">http://www.magneticsensors.com/datasheets/DRM4000.pdf</text:a></text:p>
            <text:p text:style-name="Text_20_body">Ordering No: DRM 4000</text:p>
            <text:p text:style-name="Text_20_body">Overview of similar products:</text:p>
            <text:p text:style-name="Text_20_body"><text:a xlink:type="simple" xlink:href="http://www.magneticsensors.com/products.html">http://www.magneticsensors.com/products.html</text:a></text:p>
            <text:p text:style-name="Text_20_body">Contact Customer Service at 1-800-323-8295 for more information. </text:p>
          </table:table-cell>
          <table:table-cell table:style-name="Table3.A2" office:value-type="string">
            <text:p text:style-name="Text_20_body"><draw:frame draw:style-name="fr1" draw:name="graphics4" text:anchor-type="paragraph" svg:width="2.866cm" svg:height="2.584cm" draw:z-index="2"><draw:image xlink:href="../pictures/feasability%20study%20general/DRM4000.jpg" xlink:type="simple" xlink:show="embed" xlink:actuate="onLoad"/></draw:frame></text:p>
          </table:table-cell>
          <table:table-cell table:style-name="Table3.A2" office:value-type="string">
            <text:p text:style-name="Text_20_body">USD 2995.- for the Evaluation Kit,</text:p>
            <text:p text:style-name="Text_20_body">USD 1990.- bare unit.</text:p>
          </table:table-cell>
          <table:table-cell table:style-name="Table3.A2" office:value-type="string">
            <text:p text:style-name="Text_20_body">Blends GPS and dead reckoning data (via internal sensors) to an NMEA output.</text:p>
            <text:p text:style-name="Text_20_body">Suited for personnel on foot.</text:p>
          </table:table-cell>
          <table:table-cell table:style-name="Table3.F2" office:value-type="string">
            <text:p text:style-name="Text_20_body">This just a pedometer, as clarified by a technician from Honeywell and it will not work in trains.</text:p>
            <text:p text:style-name="Text_20_body">DRM 5 and GyroDRM suffer from the same issue, I was told.</text:p>
          </table:table-cell>
        </table:table-row>
        <table:table-row table:style-name="Table3.1">
          <table:table-cell table:style-name="Table3.A2" office:value-type="string">
            <text:p text:style-name="Text_20_body">Honeywell</text:p>
            <text:p text:style-name="Text_20_body">DRM® - 5 Dead Reckoning Module, Evaluation Kit Available </text:p>
          </table:table-cell>
          <table:table-cell table:style-name="Table3.A2" office:value-type="string">
            <text:p text:style-name="Text_20_body"><text:a xlink:type="simple" xlink:href="http://www.ssec.honeywell.com/magnetic/datasheets/drm5.pdf">http://www.ssec.honeywell.com/magnetic/datasheets/drm5.pdf</text:a></text:p>
          </table:table-cell>
          <table:table-cell table:style-name="Table3.A2" office:value-type="string">
            <text:p text:style-name="Text_20_body"><draw:frame draw:style-name="fr2" draw:name="graphics18" text:anchor-type="paragraph" svg:width="2.395cm" svg:height="2.048cm" draw:z-index="3"><draw:image xlink:href="../pictures/feasability%20study%20general/DRM_5.jpg" xlink:type="simple" xlink:show="embed" xlink:actuate="onLoad"/></draw:frame></text:p>
          </table:table-cell>
          <table:table-cell table:style-name="Table3.A2" office:value-type="string">
            <text:p text:style-name="Text_20_body">USD 3495.- for the Evaluation Kit</text:p>
            <text:p text:style-name="Text_20_body">USD 2495.- for the bare unit.</text:p>
          </table:table-cell>
          <table:table-cell table:style-name="Table3.A2" office:value-type="string">
            <text:p text:style-name="Text_20_body">Similar to DRM 4000, with built-in GPS receiver.</text:p>
            <text:p text:style-name="Text_20_body">Evaluation Kit available. No USB, powered by an internal rechargeable Battery.</text:p>
            <text:p text:style-name="Text_20_body">By specification, this is not to be used on vehicles.</text:p>
            <text:p text:style-name="Text_20_body">Export-Controlled by ITAR.</text:p>
          </table:table-cell>
          <table:table-cell table:style-name="Table3.F2" office:value-type="string">
            <text:p text:style-name="Text_20_body">Since no external GPS is attachable, initializing the device seems impossible.</text:p>
            <text:p text:style-name="Text_20_body">Not usable in trains.</text:p>
          </table:table-cell>
        </table:table-row>
        <text:soft-page-break/>
        <table:table-row table:style-name="Table3.1">
          <table:table-cell table:style-name="Table3.A2" office:value-type="string">
            <text:p text:style-name="Text_20_body">Honeywell</text:p>
            <text:p text:style-name="Text_20_body">GyroDRM</text:p>
          </table:table-cell>
          <table:table-cell table:style-name="Table3.A2" office:value-type="string">
            <text:p text:style-name="Text_20_body"><text:a xlink:type="simple" xlink:href="http://www.ssec.honeywell.com/magnetic/datasheets/gyrodrm.pdf">http://www.ssec.honeywell.com/magnetic/datasheets/gyrodrm.pdf</text:a></text:p>
          </table:table-cell>
          <table:table-cell table:style-name="Table3.A2" office:value-type="string">
            <text:p text:style-name="Text_20_body"><draw:frame draw:style-name="fr2" draw:name="graphics19" text:anchor-type="paragraph" svg:width="2.972cm" svg:height="3.254cm" draw:z-index="4"><draw:image xlink:href="../pictures/feasability%20study%20general/gyrodrm.jpg" xlink:type="simple" xlink:show="embed" xlink:actuate="onLoad"/></draw:frame></text:p>
          </table:table-cell>
          <table:table-cell table:style-name="Table3.A2" office:value-type="string">
            <text:p text:style-name="Text_20_body">USD 2995.- for the Evaluation Kit. </text:p>
            <text:p text:style-name="Text_20_body">No bare units available.</text:p>
          </table:table-cell>
          <table:table-cell table:style-name="Table3.A2" office:value-type="string">
            <text:p text:style-name="Text_20_body">Gyro stabilized inertial navigation for personnel on foot. Has a built-in GPS receiver. A Evaluation Kit is available.</text:p>
          </table:table-cell>
          <table:table-cell table:style-name="Table3.F2" office:value-type="string">
            <text:p text:style-name="Text_20_body">Seems to be an older version of DRM 5.</text:p>
            <text:p text:style-name="Text_20_body">Not usable in trains.</text:p>
          </table:table-cell>
        </table:table-row>
        <table:table-row table:style-name="Table3.1">
          <table:table-cell table:style-name="Table3.A2" office:value-type="string">
            <text:p text:style-name="Text_20_body">IMAR</text:p>
            <text:p text:style-name="Text_20_body">iDRPOS:</text:p>
          </table:table-cell>
          <table:table-cell table:style-name="Table3.A2" office:value-type="string">
            <text:p text:style-name="Text_20_body"><text:a xlink:type="simple" xlink:href="http://www.imar-navigation.de/datenbl/drpos_2pages_e.pdf">http://www.imar-navigation.de/datenbl/drpos_2pages_e.pdf</text:a></text:p>
          </table:table-cell>
          <table:table-cell table:style-name="Table3.A2" office:value-type="string">
            <text:p text:style-name="Text_20_body"><draw:frame draw:style-name="fr2" draw:name="graphics1" text:anchor-type="paragraph" svg:width="2.972cm" svg:height="2.327cm" draw:z-index="11"><draw:image xlink:href="../pictures/feasability%20study%20general/imar%20system.jpg" xlink:type="simple" xlink:show="embed" xlink:actuate="onLoad"/></draw:frame></text:p>
          </table:table-cell>
          <table:table-cell table:style-name="Table3.A2" office:value-type="string">
            <text:p text:style-name="Text_20_body">EUR 16000.- for a unit in 2D.</text:p>
          </table:table-cell>
          <table:table-cell table:style-name="Table3.A2" office:value-type="string">
            <text:p text:style-name="P2">2D Navigation module using an external GPS receiver, attachable via RS-232/NMEA. An option for 3D is available.</text:p>
          </table:table-cell>
          <table:table-cell table:style-name="Table3.F2" office:value-type="string">
            <text:p text:style-name="P2">Is not 3D.</text:p>
            <text:p text:style-name="P2">According to a sales person, this solution is not eligible for use in trains without odometer, because it would deteriorate fast.</text:p>
          </table:table-cell>
        </table:table-row>
        <table:table-row table:style-name="Table3.1">
          <table:table-cell table:style-name="Table3.A2" office:value-type="string">
            <text:p text:style-name="Text_20_body">Applanix</text:p>
            <text:p text:style-name="Text_20_body">POS TG</text:p>
          </table:table-cell>
          <table:table-cell table:style-name="Table3.A2" office:value-type="string">
            <text:p text:style-name="Text_20_body"><text:a xlink:type="simple" xlink:href="http://www.applanix.com/products/postg_index.php">http://www.applanix.com/products/postg_index.php</text:a></text:p>
          </table:table-cell>
          <table:table-cell table:style-name="Table3.A2" office:value-type="string">
            <text:p text:style-name="Text_20_body"><draw:frame draw:style-name="fr2" draw:name="graphics10" text:anchor-type="paragraph" svg:width="2.972cm" svg:height="1.917cm" draw:z-index="5"><draw:image xlink:href="../pictures/feasability%20study%20general/applanix%20system.png" xlink:type="simple" xlink:show="embed" xlink:actuate="onLoad"/></draw:frame></text:p>
          </table:table-cell>
          <table:table-cell table:style-name="Table3.A2" office:value-type="string">
            <text:p text:style-name="Text_20_body"/>
          </table:table-cell>
          <table:table-cell table:style-name="Table3.A2" office:value-type="string">
            <text:p text:style-name="Text_20_body">Inertial, optical and GPS sensors provide millimeter-accuracy on tracks.</text:p>
          </table:table-cell>
          <table:table-cell table:style-name="Table3.F2" office:value-type="string">
            <text:p text:style-name="Text_20_body">Large, and much too precise (probably also too costly)</text:p>
          </table:table-cell>
        </table:table-row>
        <table:table-row table:style-name="Table3.1">
          <table:table-cell table:style-name="Table3.A2" office:value-type="string">
            <text:p text:style-name="Text_20_body">Gladiator Technologies, Inc. </text:p>
            <text:p text:style-name="Text_20_body">LANDMARK20 AHRS DEMO KIT</text:p>
          </table:table-cell>
          <table:table-cell table:style-name="Table3.A2" office:value-type="string">
            <text:p text:style-name="Text_20_body"><text:a xlink:type="simple" xlink:href="http://www.gladiatortechnologies.com/DATASHEET/LandMark20_AHRS_DEMO_KIT_datasheet_051508.pdf">http://www.gladiatortechnologies.com/DATASHEET/LandMark20_AHRS_DEMO_KIT_datasheet_051508.pdf</text:a></text:p>
            <text:p text:style-name="Text_20_body"/>
          </table:table-cell>
          <table:table-cell table:style-name="Table3.A2" office:value-type="string">
            <text:p text:style-name="Text_20_body"><draw:frame draw:style-name="fr2" draw:name="graphics16" text:anchor-type="paragraph" svg:width="2.972cm" svg:height="2.275cm" draw:z-index="6"><draw:image xlink:href="../pictures/feasability%20study%20general/gladiator%20system.gif" xlink:type="simple" xlink:show="embed" xlink:actuate="onLoad"/></draw:frame></text:p>
          </table:table-cell>
          <table:table-cell table:style-name="Table3.A2" office:value-type="string">
            <text:p text:style-name="Text_20_body"/>
          </table:table-cell>
          <table:table-cell table:style-name="Table3.A2" office:value-type="string">
            <text:p text:style-name="Text_20_body">Inertial sensors in one housing, with USB connection. These sensors are mainly developed for sailing and flight application. A Evaluation Kit is available. Integrating and combination of the inertial data and external GPS fixes would have to be done in external software.</text:p>
          </table:table-cell>
          <table:table-cell table:style-name="Table3.F2" office:value-type="string">
            <text:p text:style-name="P2">This is not a turn-key solution for this thesis, since integration of the inertial data is not done yet. Because integrating is not provided, the precision is probably questionable.</text:p>
          </table:table-cell>
        </table:table-row>
        <text:soft-page-break/>
        <table:table-row table:style-name="Table3.1">
          <table:table-cell table:style-name="Table3.A2" office:value-type="string">
            <text:p text:style-name="Text_20_body">OXTS </text:p>
            <text:p text:style-name="Text_20_body">Inertial+</text:p>
          </table:table-cell>
          <table:table-cell table:style-name="Table3.A2" office:value-type="string">
            <text:p text:style-name="Text_20_body"><text:a xlink:type="simple" xlink:href="http://www.oxts.co.uk/default.asp?pageRef=102">http://www.oxts.co.uk/default.asp?pageRef=102</text:a></text:p>
            <text:p text:style-name="Text_20_body"/>
          </table:table-cell>
          <table:table-cell table:style-name="Table3.A2" office:value-type="string">
            <text:p text:style-name="Text_20_body"><draw:frame draw:style-name="fr2" draw:name="graphics17" text:anchor-type="paragraph" svg:width="2.972cm" svg:height="2.716cm" draw:z-index="7"><draw:image xlink:href="../pictures/feasability%20study%20general/inertialplus.png" xlink:type="simple" xlink:show="embed" xlink:actuate="onLoad"/></draw:frame></text:p>
          </table:table-cell>
          <table:table-cell table:style-name="Table3.A2" office:value-type="string">
            <text:p text:style-name="Text_20_body">UK £13300.-</text:p>
          </table:table-cell>
          <table:table-cell table:style-name="Table3.A2" office:value-type="string">
            <text:p text:style-name="Text_20_body">Augments the NMEA data of an external GPS receiver with inertial measurements.</text:p>
            <text:p text:style-name="Text_20_body">There are also other models available.</text:p>
            <text:p text:style-name="Text_20_body">Drift without odometer is about 50m/minute</text:p>
          </table:table-cell>
          <table:table-cell table:style-name="Table3.F2" office:value-type="string">
            <text:p text:style-name="P2">This product would be quite fine, but I don't have the budget for it.</text:p>
          </table:table-cell>
        </table:table-row>
        <table:table-row table:style-name="Table3.1">
          <table:table-cell table:style-name="Table3.A2" office:value-type="string">
            <text:p text:style-name="Text_20_body">VibTel </text:p>
            <text:p text:style-name="Text_20_body">RT3000 </text:p>
          </table:table-cell>
          <table:table-cell table:style-name="Table3.A2" office:value-type="string">
            <text:p text:style-name="Text_20_body"><text:a xlink:type="simple" xlink:href="http://www.vibtel.com/EN/Products/InertialNavigationSystems/StrapdownInertialNavigationSystems/OXTS.MODEL.RT-3000.html">http://www.vibtel.com/EN/Products/InertialNavigationSystems/StrapdownInertialNavigationSystems/OXTS.MODEL.RT-3000.html</text:a></text:p>
          </table:table-cell>
          <table:table-cell table:style-name="Table3.A2" office:value-type="string">
            <text:p text:style-name="Text_20_body"><draw:frame draw:style-name="fr2" draw:name="graphics9" text:anchor-type="paragraph" svg:width="2.972cm" svg:height="3.353cm" draw:z-index="8"><draw:image xlink:href="../pictures/feasability%20study%20general/vibtel%20ins.jpg" xlink:type="simple" xlink:show="embed" xlink:actuate="onLoad"/></draw:frame></text:p>
          </table:table-cell>
          <table:table-cell table:style-name="Table3.A2" office:value-type="string">
            <text:p text:style-name="Text_20_body">USD 74000.-</text:p>
          </table:table-cell>
          <table:table-cell table:style-name="Table3.A2" office:value-type="string">
            <text:p text:style-name="Text_20_body">Supports an external GPS and povides data via CAN, RS-232, Ethernet.</text:p>
            <text:p text:style-name="Text_20_body">VibTel seems to be a reseller of OXTS.</text:p>
          </table:table-cell>
          <table:table-cell table:style-name="Table3.F2" office:value-type="string">
            <text:p text:style-name="Text_20_body">Way beyond budget.</text:p>
          </table:table-cell>
        </table:table-row>
        <text:soft-page-break/>
        <table:table-row table:style-name="Table3.1">
          <table:table-cell table:style-name="Table3.A2" office:value-type="string">
            <text:p text:style-name="Text_20_body">Sirf </text:p>
            <text:p text:style-name="Text_20_body">SiRFDiRect</text:p>
          </table:table-cell>
          <table:table-cell table:style-name="Table3.A2" office:value-type="string">
            <text:p text:style-name="Text_20_body"><text:a xlink:type="simple" xlink:href="http://www.sirf.com/products/SiRFDiRect_Product_Insert.pdf">http://www.sirf.com/products/SiRFDiRect_Product_Insert.pdf</text:a></text:p>
          </table:table-cell>
          <table:table-cell table:style-name="Table3.A2" office:value-type="string">
            <text:p text:style-name="Text_20_body"><draw:frame draw:style-name="fr2" draw:name="graphics20" text:anchor-type="paragraph" svg:width="3.533cm" svg:height="2.279cm" draw:z-index="9"><draw:image xlink:href="../pictures/feasability%20study%20general/SirfDirect%20system.png" xlink:type="simple" xlink:show="embed" xlink:actuate="onLoad"/></draw:frame><draw:frame draw:style-name="fr3" draw:name="graphics12" text:anchor-type="paragraph" svg:x="0.113cm" svg:y="2.577cm" svg:width="3.261cm" svg:height="3.307cm" draw:z-index="17"><draw:image xlink:href="../pictures/feasability%20study%20general/SiRFDiRect%20Evaluation%20Kit.png" xlink:type="simple" xlink:show="embed" xlink:actuate="onLoad"/></draw:frame></text:p>
          </table:table-cell>
          <table:table-cell table:style-name="Table3.A2" office:value-type="string">
            <text:p text:style-name="Text_20_body">Approx. USD 1500.-</text:p>
          </table:table-cell>
          <table:table-cell table:style-name="Table3.A2" office:value-type="string">
            <text:p text:style-name="P2">Enhanced GPS + Dead Reckoning Software for Portable Devices.</text:p>
            <text:p text:style-name="P2">It sports 3 accelerometers and 1 gyro.</text:p>
            <text:p text:style-name="P2">There is an evaluation Kit available, that provides USB and RS-232 connection. Supply voltage is 9-24 Volts.</text:p>
            <text:p text:style-name="P2">NMEA protocol is supported.</text:p>
            <text:p text:style-name="P2">Dead Reckoning precision after 1 Minute is 225 meters.</text:p>
            <text:p text:style-name="P2">No direct access to the sensor data is possible.</text:p>
          </table:table-cell>
          <table:table-cell table:style-name="Table3.F2" office:value-type="string">
            <text:p text:style-name="P2">Good option, smilar to the MIT-G, apart that we will not have access to sensor data for our own processing.</text:p>
          </table:table-cell>
        </table:table-row>
        <table:table-row table:style-name="Table3.1">
          <table:table-cell table:style-name="Table3.A2" office:value-type="string">
            <text:p text:style-name="P2">NovaTel </text:p>
            <text:p text:style-name="P2">SPAN-CPT</text:p>
          </table:table-cell>
          <table:table-cell table:style-name="Table3.A2" office:value-type="string">
            <text:p text:style-name="Text_20_body"><text:a xlink:type="simple" xlink:href="http://www.novatel.com/products/span_cpt.htm">http://www.novatel.com/products/span_cpt.htm</text:a></text:p>
          </table:table-cell>
          <table:table-cell table:style-name="Table3.A2" office:value-type="string">
            <text:p text:style-name="Text_20_body"><draw:frame draw:style-name="fr3" draw:name="graphics11" text:anchor-type="paragraph" svg:x="0.123cm" svg:y="0.198cm" svg:width="3.12cm" svg:height="2.413cm" draw:z-index="0"><draw:image xlink:href="../pictures/feasability%20study%20general/span-cpt.png" xlink:type="simple" xlink:show="embed" xlink:actuate="onLoad"/></draw:frame></text:p>
          </table:table-cell>
          <table:table-cell table:style-name="Table3.A2" office:value-type="string">
            <text:p text:style-name="Text_20_body">USD 25'000.-</text:p>
          </table:table-cell>
          <table:table-cell table:style-name="Table3.A2" office:value-type="string">
            <text:p text:style-name="Text_20_body">Combines GPS and inertial navigation. GPS is built in the device.</text:p>
          </table:table-cell>
          <table:table-cell table:style-name="Table3.F11" office:value-type="string">
            <text:p text:style-name="P2">No possibility to feed our own GPS signal into the unit.</text:p>
            <text:p text:style-name="P2">Too costly.</text:p>
          </table:table-cell>
        </table:table-row>
        <table:table-row table:style-name="Table3.1">
          <table:table-cell table:style-name="Table3.A2" office:value-type="string">
            <text:p text:style-name="P2">Xsens </text:p>
            <text:p text:style-name="P2">MT9</text:p>
          </table:table-cell>
          <table:table-cell table:style-name="Table3.A2" office:value-type="string">
            <text:p text:style-name="Text_20_body"/>
          </table:table-cell>
          <table:table-cell table:style-name="Table3.A2" office:value-type="string">
            <text:p text:style-name="Text_20_body"><draw:frame draw:style-name="fr2" draw:name="graphics14" text:anchor-type="paragraph" svg:width="2.972cm" svg:height="2.228cm" draw:z-index="1"><draw:image xlink:href="../pictures/feasability%20study%20general/xsens%20mt9%20systemP1080151.JPG" xlink:type="simple" xlink:show="embed" xlink:actuate="onLoad"/></draw:frame></text:p>
          </table:table-cell>
          <table:table-cell table:style-name="Table3.A2" office:value-type="string">
            <text:p text:style-name="Text_20_body">Available in house</text:p>
          </table:table-cell>
          <table:table-cell table:style-name="Table3.A2" office:value-type="string">
            <text:p text:style-name="Text_20_body">This seems to be a earlier version of the Mtx.</text:p>
            <text:p text:style-name="Text_20_body">This product is discontinued.</text:p>
          </table:table-cell>
          <table:table-cell table:style-name="Table3.F11" office:value-type="string">
            <text:p text:style-name="P2">No possibility for attaching a GPS directly. Mathematical blending of GPS and inertial data would have to be done pro grammatically.</text:p>
          </table:table-cell>
        </table:table-row>
        <text:soft-page-break/>
        <table:table-row table:style-name="Table3.1">
          <table:table-cell table:style-name="Table3.A2" office:value-type="string">
            <text:p text:style-name="P2">Xsens </text:p>
            <text:p text:style-name="P2">Mtx</text:p>
          </table:table-cell>
          <table:table-cell table:style-name="Table3.A2" office:value-type="string">
            <text:p text:style-name="Text_20_body"><text:a xlink:type="simple" xlink:href="http://www.xsens.com/en/products/human_motion/mtx.php">http://www.xsens.com/en/products/human_motion/mtx.php</text:a></text:p>
          </table:table-cell>
          <table:table-cell table:style-name="Table3.A2" office:value-type="string">
            <text:p text:style-name="Text_20_body"><draw:frame draw:style-name="fr3" draw:name="graphics7" text:anchor-type="paragraph" svg:x="0.134cm" svg:y="3.157cm" svg:width="3.201cm" svg:height="2.868cm" draw:z-index="10"><draw:image xlink:href="../pictures/feasability%20study%20general/375_mtx_imu_3dof_dev_kit1.jpg" xlink:type="simple" xlink:show="embed" xlink:actuate="onLoad"/></draw:frame><draw:frame draw:style-name="fr2" draw:name="graphics6" text:anchor-type="paragraph" svg:width="3.597cm" svg:height="2.392cm" draw:z-index="14"><draw:image xlink:href="../pictures/feasability%20study%20general/363_mtxinhand.jpg" xlink:type="simple" xlink:show="embed" xlink:actuate="onLoad"/></draw:frame></text:p>
          </table:table-cell>
          <table:table-cell table:style-name="Table3.A2" office:value-type="string">
            <text:p text:style-name="Text_20_body"/>
          </table:table-cell>
          <table:table-cell table:style-name="Table3.A2" office:value-type="string">
            <text:p text:style-name="Text_20_body">The MTx is a small and accurate 3DOF Orientation Tracker. It provides drift-free 3D orientation as well as kinematic data: 3D acceleration, 3D rate of turn and 3D earth-magnetic field. </text:p>
            <text:p text:style-name="Text_20_body">No external GPS. Evaluation Kit available.</text:p>
            <text:p text:style-name="Text_20_body">Noise of the accelerometers: 0.001m/s^2/sqrt(Hz)</text:p>
            <text:p text:style-name="Text_20_body"/>
          </table:table-cell>
          <table:table-cell table:style-name="Table3.F2" office:value-type="string">
            <text:p text:style-name="P2">No GPS, therefore no absolute referencing possible.</text:p>
            <text:p text:style-name="P2"/>
          </table:table-cell>
        </table:table-row>
        <text:soft-page-break/>
        <table:table-row table:style-name="Table3.1">
          <table:table-cell table:style-name="Table3.A2" office:value-type="string">
            <text:p text:style-name="P2">Xsens </text:p>
            <text:p text:style-name="P2">MTi-G</text:p>
          </table:table-cell>
          <table:table-cell table:style-name="Table3.A2" office:value-type="string">
            <text:p text:style-name="Text_20_body"><text:a xlink:type="simple" xlink:href="http://www.xsens.com/en/products/machine_motion/mtig.php">http://www.xsens.com/en/products/machine_motion/mtig.php</text:a></text:p>
          </table:table-cell>
          <table:table-cell table:style-name="Table3.A2" office:value-type="string">
            <text:p text:style-name="Text_20_body"><draw:frame draw:style-name="fr4" draw:name="graphics8" text:anchor-type="as-char" svg:width="3.328cm" svg:height="2.431cm" draw:z-index="12"><draw:image xlink:href="../pictures/feasability%20study%20general/335_mtig.jpg" xlink:type="simple" xlink:show="embed" xlink:actuate="onLoad"/></draw:frame><draw:frame draw:style-name="fr4" draw:name="graphics2" text:anchor-type="as-char" svg:width="3.515cm" svg:height="3.316cm" draw:z-index="13"><draw:image xlink:href="../pictures/feasability%20study%20general/mti-g%20development%20kit.png" xlink:type="simple" xlink:show="embed" xlink:actuate="onLoad"/></draw:frame></text:p>
          </table:table-cell>
          <table:table-cell table:style-name="Table3.A2" office:value-type="string">
            <text:p text:style-name="Text_20_body">EUR 3790.- for the Development Kit</text:p>
            <text:p text:style-name="Text_20_body">EUR 3500.- for the bare Unit</text:p>
            <text:p text:style-name="Text_20_body">EUR 450.- for the SDK alone</text:p>
            <text:p text:style-name="Text_20_body">Delivery Time is 2 Weeks.</text:p>
          </table:table-cell>
          <table:table-cell table:style-name="Table3.A2" office:value-type="string">
            <text:p text:style-name="Text_20_body">The MTi-G is a MEMS based Inertial Measurement Unit (IMU) and has an onboard Attitude and Heading Reference System (AHRS) combined with GPS and a static pressure sensor.</text:p>
            <text:p text:style-name="Text_20_body">There is a Sensor Development Kit available which contains the sensor and some accessories plus the SDK. The SDK has various possibilities to access the data, namely a WIN32 DLL.</text:p>
            <text:p text:style-name="Text_20_body">Deterioration according to a technical seller is 350m in a minute.</text:p>
            <text:p text:style-name="Text_20_body">The GPS has a tracking sensitivity of -158dBm according to specification.</text:p>
            <text:p text:style-name="Text_20_body">Does work without GPS for only 10 seconds. After that, only orientation information is provided.</text:p>
            <text:p text:style-name="Text_20_body">Noise of the accelerometers: 0.002m/s^2/sqrt(Hz)</text:p>
          </table:table-cell>
          <table:table-cell table:style-name="Table3.F2" office:value-type="string">
            <text:p text:style-name="P2">No possibility for an external GPS. We can not update the reference position.</text:p>
          </table:table-cell>
        </table:table-row>
        <text:soft-page-break/>
        <table:table-row table:style-name="Table3.1">
          <table:table-cell table:style-name="Table3.A2" office:value-type="string">
            <text:p text:style-name="P2">Xsens</text:p>
            <text:p text:style-name="P2">MTI</text:p>
          </table:table-cell>
          <table:table-cell table:style-name="Table3.A2" office:value-type="string">
            <text:p text:style-name="Text_20_body"><text:a xlink:type="simple" xlink:href="http://www.xsens.com/en/products/machine_motion/mti.php">http://www.xsens.com/en/products/machine_motion/mti.php</text:a></text:p>
          </table:table-cell>
          <table:table-cell table:style-name="Table3.A2" office:value-type="string">
            <text:p text:style-name="Text_20_body"><draw:frame draw:style-name="fr2" draw:name="graphics3" text:anchor-type="paragraph" svg:width="3.337cm" svg:height="2.676cm" draw:z-index="15"><draw:image xlink:href="../pictures/feasability%20study%20general/352_mti_in_hand.gif" xlink:type="simple" xlink:show="embed" xlink:actuate="onLoad"/></draw:frame><draw:frame draw:style-name="fr3" draw:name="graphics5" text:anchor-type="paragraph" svg:x="0.215cm" svg:y="3.475cm" svg:width="2.995cm" svg:height="2.621cm" draw:z-index="16"><draw:image xlink:href="../pictures/feasability%20study%20general/374_mti_ahrs_imu_dev_kit1.jpg" xlink:type="simple" xlink:show="embed" xlink:actuate="onLoad"/></draw:frame></text:p>
          </table:table-cell>
          <table:table-cell table:style-name="Table3.A2" office:value-type="string">
            <text:p text:style-name="Text_20_body">EUR 1750.- for the bare Unit</text:p>
            <text:p text:style-name="Text_20_body">EUR 1990.- for the Development Kit</text:p>
          </table:table-cell>
          <table:table-cell table:style-name="Table3.A2" office:value-type="string">
            <text:p text:style-name="Text_20_body">The MTi is a miniature, gyro-enhanced Attitude and Heading Reference System (AHRS). Its internal low-power signal processor provides drift-free 3D orientation as well as calibrated 3D acceleration, 3D rate of turn and 3D earth-magnetic field data.</text:p>
            <text:p text:style-name="Text_20_body">No GPS attachable.</text:p>
            <text:p text:style-name="Text_20_body">Noise of the accelerometers: 0.002m/s^2/sqrt(Hz)</text:p>
          </table:table-cell>
          <table:table-cell table:style-name="Table3.F2" office:value-type="string">
            <text:p text:style-name="P2">Just data available. No position data is calculated.</text:p>
            <text:p text:style-name="P2">This is thus similar to our available sensor, the MT9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>4</text:page-number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>4</text:page-number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0-21T09:42:34</dc:date>
    <meta:editing-cycles>227</meta:editing-cycles>
    <meta:editing-duration>P2DT9H3M49S</meta:editing-duration>
    <meta:user-defined meta:name="Info 1"/>
    <meta:user-defined meta:name="Info 2"/>
    <meta:user-defined meta:name="Info 3"/>
    <meta:user-defined meta:name="Info 4"/>
    <meta:document-statistic meta:table-count="1" meta:image-count="18" meta:object-count="0" meta:page-count="7" meta:paragraph-count="130" meta:word-count="951" meta:character-count="5915"/>
  </office:meta>
</office:document-meta>
</file>